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43156622017543845" text:style-name="L1">
        <text:list-item>
          <text:p text:style-name="P1">Automapper</text:p>
        </text:list-item>
        <text:list-item>
          <text:p text:style-name="P1">Nuget Automapper dependency injection</text:p>
        </text:list-item>
        <text:list-item>
          <text:p text:style-name="P1">In configureservice, addautomapper</text:p>
        </text:list-item>
        <text:list-item>
          <text:p text:style-name="P1">setup a mapping profile for each domain class, map from domain to dto</text:p>
        </text:list-item>
        <text:list-item>
          <text:p text:style-name="P1">dependency injection, map from dto to domain model class</text:p>
        </text:list-item>
        <text:list-item>
          <text:p text:style-name="P1">actionresult&lt;dto type&gt;</text:p>
        </text:list-item>
        <text:list-item>
          <text:p text:style-name="P1">create and update dtos need data annotation</text:p>
        </text:list-item>
        <text:list-item>
          <text:p text:style-name="P1">path has six operations</text:p>
        </text:list-item>
        <text:list-item>
          <text:p text:style-name="P1">nuget json patch, newtonsoftJson</text:p>
        </text:list-item>
        <text:list-item>
          <text:p text:style-name="P1">In configureservice, addnewtonsof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9T20:57:58.52</meta:creation-date>
    <meta:document-statistic meta:table-count="0" meta:image-count="0" meta:object-count="0" meta:page-count="1" meta:paragraph-count="10" meta:word-count="60" meta:character-count="381"/>
    <dc:date>2020-12-09T22:32:11.53</dc:date>
    <meta:editing-duration>PT3M41S</meta:editing-duration>
    <meta:editing-cycles>1</meta:editing-cycles>
    <meta:generator>OpenOffice/4.1.3$Win32 OpenOffice.org_project/413m1$Build-9783</meta:generator>
  </office:meta>
</office:document-meta>
</file>